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office:annotation draw:style-name="gr1" draw:text-style-name="P1" svg:width="4.123cm" svg:height="2.11cm" svg:x="2.364cm" svg:y="0cm" draw:caption-point-x="-0.256cm" draw:caption-point-y="0.01cm">
              <dc:creator>MAB</dc:creator>
              <dc:date>2019-06-27T00:00:00</dc:date>
              <text:p text:style-name="P1">Home Team Goals</text:p>
            </office:annotation>
            <text:p>HG</text:p>
          </table:table-cell>
          <table:table-cell office:value-type="string" calcext:value-type="string">
            <office:annotation draw:style-name="gr1" draw:text-style-name="P1" svg:width="4.123cm" svg:height="2.11cm" svg:x="4.482cm" svg:y="0cm" draw:caption-point-x="-0.256cm" draw:caption-point-y="0.01cm">
              <dc:creator>MAB</dc:creator>
              <dc:date>2019-06-27T00:00:00</dc:date>
              <text:p text:style-name="P1">Away Team Goals</text:p>
            </office:annotation>
            <text:p>AG</text:p>
          </table:table-cell>
          <table:table-cell office:value-type="string" calcext:value-type="string">
            <office:annotation draw:style-name="gr1" draw:text-style-name="P1" svg:width="3.947cm" svg:height="2.11cm" svg:x="6.601cm" svg:y="0cm" draw:caption-point-x="-0.256cm" draw:caption-point-y="0.01cm">
              <dc:creator>MAB</dc:creator>
              <dc:date>2019-06-27T00:00:00</dc:date>
              <text:p text:style-name="P1">Total Goals</text:p>
            </office:annotation>
            <text:p>TO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]+[.B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]+[.B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4]+[.B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5]+[.B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6]+[.B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7]+[.B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]+[.B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9]+[.B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10]+[.B10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1]+[.B1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2]+[.B1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3]+[.B13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4]+[.B14]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5]+[.B1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6]+[.B1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7]+[.B1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8]+[.B18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9]+[.B19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21]+[.B2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2]+[.B2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]+[.B2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4]+[.B2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]+[.B25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]+[.B2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8]+[.B28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9]+[.B29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0]+[.B3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31]+[.B3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]+[.B3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3]+[.B3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4]+[.B3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]+[.B3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6]+[.B3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7]+[.B3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8]+[.B3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9]+[.B3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1]+[.B4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42]+[.B42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3]+[.B43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]+[.B4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45]+[.B4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46]+[.B4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47]+[.B4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48]+[.B4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9]+[.B49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50]+[.B50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]+[.B5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52]+[.B5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53]+[.B5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54]+[.B54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5]+[.B5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]+[.B5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58]+[.B5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]+[.B5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60]+[.B6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61]+[.B6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62]+[.B6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]+[.B6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64]+[.B6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65]+[.B6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66]+[.B6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67]+[.B6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8]+[.B6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69]+[.B6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70]+[.B7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71]+[.B7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72]+[.B7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]+[.B7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4]+[.B7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75]+[.B7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76]+[.B76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77]+[.B7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78]+[.B7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9]+[.B79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0]+[.B8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81]+[.B8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2]+[.B8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83]+[.B83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4]+[.B84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5]+[.B85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86]+[.B86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]+[.B8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8]+[.B8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89]+[.B8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90]+[.B9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91]+[.B9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92]+[.B9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93]+[.B93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4]+[.B9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95]+[.B95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6]+[.B9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97]+[.B9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98]+[.B9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9]+[.B99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00]+[.B10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1]+[.B101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2]+[.B10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03]+[.B103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4]+[.B10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05]+[.B105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06]+[.B106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07]+[.B107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08]+[.B108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09]+[.B109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110]+[.B110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11]+[.B111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12]+[.B11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3]+[.B113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4]+[.B11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15]+[.B11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16]+[.B11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7]+[.B11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8]+[.B11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19]+[.B1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20]+[.B12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21]+[.B12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2]+[.B12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23]+[.B123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24]+[.B124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25]+[.B12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26]+[.B12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127]+[.B12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128]+[.B12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29]+[.B129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130]+[.B13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31]+[.B13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32]+[.B13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33]+[.B13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34]+[.B13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35]+[.B13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36]+[.B13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137]+[.B13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8]+[.B13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39]+[.B139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40]+[.B14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41]+[.B141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42]+[.B14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43]+[.B14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44]+[.B14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45]+[.B145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46]+[.B14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7]+[.B14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8]+[.B14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49]+[.B149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50]+[.B150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51]+[.B15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52]+[.B15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153]+[.B15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54]+[.B15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55]+[.B155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56]+[.B15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157]+[.B15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58]+[.B158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59]+[.B159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60]+[.B16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1]+[.B16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2]+[.B16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163]+[.B16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4]+[.B16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65]+[.B165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6]+[.B166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67]+[.B167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68]+[.B16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69]+[.B169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70]+[.B170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71]+[.B171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172]+[.B17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73]+[.B17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74]+[.B17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75]+[.B175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76]+[.B176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77]+[.B177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78]+[.B178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79]+[.B17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180]+[.B18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81]+[.B181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2]+[.B18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83]+[.B183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84]+[.B18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5]+[.B18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86]+[.B18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187]+[.B187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88]+[.B18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189]+[.B189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90]+[.B19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91]+[.B19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92]+[.B19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93]+[.B193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94]+[.B19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95]+[.B195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96]+[.B19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7]+[.B19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98]+[.B19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99]+[.B19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00]+[.B200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01]+[.B20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02]+[.B202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203]+[.B203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4]+[.B20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5]+[.B205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06]+[.B20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07]+[.B20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208]+[.B20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9]+[.B209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210]+[.B21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11]+[.B21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12]+[.B21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13]+[.B213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14]+[.B21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15]+[.B21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16]+[.B21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17]+[.B21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18]+[.B21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19]+[.B21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20]+[.B220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221]+[.B22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22]+[.B22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23]+[.B22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24]+[.B224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25]+[.B22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226]+[.B22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27]+[.B22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28]+[.B22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29]+[.B229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30]+[.B23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231]+[.B23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32]+[.B23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33]+[.B233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34]+[.B23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5]+[.B235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36]+[.B23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237]+[.B23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238]+[.B238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9]+[.B23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0]+[.B24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41]+[.B24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42]+[.B24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3]+[.B24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44]+[.B24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245]+[.B245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46]+[.B24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47]+[.B247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48]+[.B24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49]+[.B24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50]+[.B250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1]+[.B25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252]+[.B25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53]+[.B25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4]+[.B25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255]+[.B25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56]+[.B25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257]+[.B25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58]+[.B25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9]+[.B25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260]+[.B260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61]+[.B26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2]+[.B26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63]+[.B263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64]+[.B264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5]+[.B26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66]+[.B26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67]+[.B267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68]+[.B26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69]+[.B26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70]+[.B27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271]+[.B27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2]+[.B27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73]+[.B273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74]+[.B27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75]+[.B275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76]+[.B27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77]+[.B277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278]+[.B278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9]+[.B27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80]+[.B28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81]+[.B281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82]+[.B28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83]+[.B28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284]+[.B284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5]+[.B28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86]+[.B28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87]+[.B28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88]+[.B28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89]+[.B289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90]+[.B29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91]+[.B29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92]+[.B29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293]+[.B29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94]+[.B294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95]+[.B295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296]+[.B296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97]+[.B29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298]+[.B29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9]+[.B29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300]+[.B300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1]+[.B30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02]+[.B30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303]+[.B303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04]+[.B304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05]+[.B30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06]+[.B306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07]+[.B30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08]+[.B30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09]+[.B30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10]+[.B31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11]+[.B31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12]+[.B31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13]+[.B313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14]+[.B31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15]+[.B31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16]+[.B316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17]+[.B31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318]+[.B31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19]+[.B31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20]+[.B32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21]+[.B32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22]+[.B32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23]+[.B323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24]+[.B32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25]+[.B325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26]+[.B32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27]+[.B32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328]+[.B328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29]+[.B32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30]+[.B33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31]+[.B331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32]+[.B33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333]+[.B33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34]+[.B334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35]+[.B33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6]+[.B336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37]+[.B33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8]+[.B33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39]+[.B339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40]+[.B340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41]+[.B34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2]+[.B34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43]+[.B34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44]+[.B344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45]+[.B34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346]+[.B34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7]+[.B347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48]+[.B34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9]+[.B34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50]+[.B35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51]+[.B351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352]+[.B352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3]+[.B35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54]+[.B35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55]+[.B355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6]+[.B356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57]+[.B35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58]+[.B35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59]+[.B35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360]+[.B36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1]+[.B36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62]+[.B36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63]+[.B363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64]+[.B364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65]+[.B365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366]+[.B36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67]+[.B36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8]+[.B36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369]+[.B369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0]+[.B37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71]+[.B371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72]+[.B372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73]+[.B37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74]+[.B374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375]+[.B375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76]+[.B37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77]+[.B37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378]+[.B37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9]+[.B37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0]+[.B380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81]+[.B381]" office:value-type="float" office:value="5" calcext:value-type="float">
            <text:p>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diel Ablan-Bortone</meta:initial-creator>
    <meta:creation-date>2019-06-27T09:27:09.731367097</meta:creation-date>
    <dc:date>2019-06-27T09:29:14.497189659</dc:date>
    <dc:creator>Magdiel Ablan-Bortone</dc:creator>
    <meta:editing-duration>P0D</meta:editing-duration>
    <meta:editing-cycles>1</meta:editing-cycles>
    <meta:document-statistic meta:table-count="1" meta:cell-count="1143" meta:object-count="0"/>
    <meta:generator>LibreOffice/4.2.8.2$Linux_X86_64 LibreOffice_project/420m0$Build-2</meta:generator>
  </office:meta>
</office:document-meta>
</file>